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152.45pt"/>
    </style:style>
    <style:style style:name="co3" style:family="table-column">
      <style:table-column-properties fo:break-before="auto" style:column-width="152.56pt"/>
    </style:style>
    <style:style style:name="co4" style:family="table-column">
      <style:table-column-properties fo:break-before="auto" style:column-width="158.29pt"/>
    </style:style>
    <style:style style:name="co5" style:family="table-column">
      <style:table-column-properties fo:break-before="auto" style:column-width="154.49pt"/>
    </style:style>
    <style:style style:name="ro1" style:family="table-row">
      <style:table-row-properties style:row-height="16.9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AvgMaxMin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9966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999966"/>
    </style:style>
    <style:style style:name="ce3" style:family="table-cell" style:parent-style-name="Default">
      <style:table-cell-properties fo:background-color="#00cc00" style:rotation-align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06pt solid #a6a6a6" fo:background-color="#ffff00" style:diagonal-bl-tr="none" style:diagonal-tl-br="none" fo:border-left="0.06pt solid #a6a6a6" fo:border-right="0.06pt solid #a6a6a6" style:rotation-align="none" fo:border-top="0.74pt solid #000000"/>
    </style:style>
    <style:style style:name="ce10" style:family="table-cell" style:parent-style-name="Default" style:data-style-name="N2">
      <style:table-cell-properties fo:background-color="#ffff00" style:diagonal-bl-tr="none" style:diagonal-tl-br="none" fo:border="0.06pt solid #a6a6a6" style:rotation-align="none"/>
    </style:style>
    <style:style style:name="ce11" style:family="table-cell" style:parent-style-name="Default" style:data-style-name="N2">
      <style:table-cell-properties fo:background-color="#00cc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2">
      <style:table-cell-properties fo:background-color="#00cc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background-color="#ffff00"/>
      <style:text-properties style:font-name="Calibri" style:font-name-asian="Noto Sans CJK SC Regular" style:font-name-complex="FreeSans"/>
    </style:style>
    <style:style style:name="ce19" style:family="table-cell" style:parent-style-name="Default" style:data-style-name="N13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vgMaxMinData" table:style-name="ta1">
        <office:forms form:automatic-focus="false" form:apply-design-mode="false"/>
        <table:shapes>
          <draw:frame draw:z-index="0" draw:style-name="gr1" draw:text-style-name="P1" svg:width="453.51pt" svg:height="255.09pt" svg:x="690.41pt" svg:y="3pt">
            <loext:p draw:notify-on-update-of-ranges="AvgMaxMinData.B11:AvgMaxMinData.E11 AvgMaxMinData.B12:AvgMaxMinData.E12 AvgMaxMinData.B13:AvgMaxMinData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1.81pt" svg:height="256pt" svg:x="690.55pt" svg:y="570.98pt">
            <loext:p draw:notify-on-update-of-ranges="AvgMaxMinData.B49:AvgMaxMinData.E49 AvgMaxMinData.B50:AvgMaxMinData.E50 AvgMaxMinData.B51:AvgMaxMinData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86pt" svg:height="255pt" svg:x="690.58pt" svg:y="845.01pt">
            <loext:p draw:notify-on-update-of-ranges="AvgMaxMinData.A67:AvgMaxMinData.A67 AvgMaxMinData.B67:AvgMaxMinData.E67 AvgMaxMinData.A68:AvgMaxMinData.A68 AvgMaxMinData.B68:AvgMaxMinData.E68 AvgMaxMinData.A69:AvgMaxMinData.A69 AvgMaxMinData.B69:AvgMaxMinData.E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88pt" svg:height="254.98pt" svg:x="687.49pt" svg:y="285pt">
            <loext:p draw:notify-on-update-of-ranges="AvgMaxMinData.A30:AvgMaxMinData.A30 AvgMaxMinData.B30:AvgMaxMinData.E30 AvgMaxMinData.A31:AvgMaxMinData.A31 AvgMaxMinData.B31:AvgMaxMinData.E31 AvgMaxMinData.A32:AvgMaxMinData.A32 AvgMaxMinData.B32:AvgMaxMinData.E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pan text:style-name="T1">Sequential Test : Cycle </text:span>counter is 1000, SFML screen size 600 * 600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>
            <text:p>Test</text:p>
          </table:table-cell>
          <table:table-cell table:style-name="ce8" office:value-type="string" calcext:value-type="string">
            <text:p><text:s/>ARRAY 100 * 100</text:p>
          </table:table-cell>
          <table:table-cell table:style-name="ce8" office:value-type="string" calcext:value-type="string">
            <text:p>ARRAY 120 * 120</text:p>
          </table:table-cell>
          <table:table-cell table:style-name="ce8" office:value-type="string" calcext:value-type="string">
            <text:p><text:s/>ARRAY <text:s/>150 * 150</text:p>
          </table:table-cell>
          <table:table-cell table:style-name="ce8" office:value-type="string" calcext:value-type="string">
            <text:p><text:s/>ARRAY 200 * 2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1</text:p>
          </table:table-cell>
          <table:table-cell table:style-name="ce9" office:value-type="float" office:value="17.7453" calcext:value-type="float">
            <text:p>17.75</text:p>
          </table:table-cell>
          <table:table-cell table:style-name="ce9" office:value-type="float" office:value="18.1506" calcext:value-type="float">
            <text:p>18.15</text:p>
          </table:table-cell>
          <table:table-cell table:style-name="ce9" office:value-type="float" office:value="22.9865" calcext:value-type="float">
            <text:p>22.99</text:p>
          </table:table-cell>
          <table:table-cell table:style-name="ce9" office:value-type="float" office:value="39.4187" calcext:value-type="float">
            <text:p>39.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2</text:p>
          </table:table-cell>
          <table:table-cell table:style-name="ce10" office:value-type="float" office:value="17.2675" calcext:value-type="float">
            <text:p>17.27</text:p>
          </table:table-cell>
          <table:table-cell table:style-name="ce10" office:value-type="float" office:value="18.3063" calcext:value-type="float">
            <text:p>18.31</text:p>
          </table:table-cell>
          <table:table-cell table:style-name="ce10" office:value-type="float" office:value="22.5142" calcext:value-type="float">
            <text:p>22.51</text:p>
          </table:table-cell>
          <table:table-cell table:style-name="ce10" office:value-type="float" office:value="39.7372" calcext:value-type="float">
            <text:p>39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3</text:p>
          </table:table-cell>
          <table:table-cell table:style-name="ce10" office:value-type="float" office:value="17.3412" calcext:value-type="float">
            <text:p>17.34</text:p>
          </table:table-cell>
          <table:table-cell table:style-name="ce10" office:value-type="float" office:value="18.1836" calcext:value-type="float">
            <text:p>18.18</text:p>
          </table:table-cell>
          <table:table-cell table:style-name="ce10" office:value-type="float" office:value="23.4969" calcext:value-type="float">
            <text:p>23.50</text:p>
          </table:table-cell>
          <table:table-cell table:style-name="ce10" office:value-type="float" office:value="39.9813" calcext:value-type="float">
            <text:p>39.9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4</text:p>
          </table:table-cell>
          <table:table-cell table:style-name="ce10" office:value-type="float" office:value="17.3397" calcext:value-type="float">
            <text:p>17.34</text:p>
          </table:table-cell>
          <table:table-cell table:style-name="ce10" office:value-type="float" office:value="18.4334" calcext:value-type="float">
            <text:p>18.43</text:p>
          </table:table-cell>
          <table:table-cell table:style-name="ce10" office:value-type="float" office:value="22.9811" calcext:value-type="float">
            <text:p>22.98</text:p>
          </table:table-cell>
          <table:table-cell table:style-name="ce10" office:value-type="float" office:value="39.8566" calcext:value-type="float">
            <text:p>39.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5</text:p>
          </table:table-cell>
          <table:table-cell table:style-name="ce10" office:value-type="float" office:value="17.3713" calcext:value-type="float">
            <text:p>17.37</text:p>
          </table:table-cell>
          <table:table-cell table:style-name="ce10" office:value-type="float" office:value="18.5125" calcext:value-type="float">
            <text:p>18.51</text:p>
          </table:table-cell>
          <table:table-cell table:style-name="ce10" office:value-type="float" office:value="22.9039" calcext:value-type="float">
            <text:p>22.90</text:p>
          </table:table-cell>
          <table:table-cell table:style-name="ce10" office:value-type="float" office:value="39.5489" calcext:value-type="float">
            <text:p>39.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6</text:p>
          </table:table-cell>
          <table:table-cell table:style-name="ce10" office:value-type="float" office:value="17.3582" calcext:value-type="float">
            <text:p>17.36</text:p>
          </table:table-cell>
          <table:table-cell table:style-name="ce10" office:value-type="float" office:value="18.4064" calcext:value-type="float">
            <text:p>18.41</text:p>
          </table:table-cell>
          <table:table-cell table:style-name="ce10" office:value-type="float" office:value="22.8378" calcext:value-type="float">
            <text:p>22.84</text:p>
          </table:table-cell>
          <table:table-cell table:style-name="ce10" office:value-type="float" office:value="39.3084" calcext:value-type="float">
            <text:p>39.3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7</text:p>
          </table:table-cell>
          <table:table-cell table:style-name="ce10" office:value-type="float" office:value="17.4439" calcext:value-type="float">
            <text:p>17.44</text:p>
          </table:table-cell>
          <table:table-cell table:style-name="ce10" office:value-type="float" office:value="18.3258" calcext:value-type="float">
            <text:p>18.33</text:p>
          </table:table-cell>
          <table:table-cell table:style-name="ce10" office:value-type="float" office:value="22.8378" calcext:value-type="float">
            <text:p>22.84</text:p>
          </table:table-cell>
          <table:table-cell table:style-name="ce10" office:value-type="float" office:value="39.833" calcext:value-type="float">
            <text:p>39.8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8</text:p>
          </table:table-cell>
          <table:table-cell table:style-name="ce10" office:value-type="float" office:value="17.424" calcext:value-type="float">
            <text:p>17.42</text:p>
          </table:table-cell>
          <table:table-cell table:style-name="ce10" office:value-type="float" office:value="18.2931" calcext:value-type="float">
            <text:p>18.29</text:p>
          </table:table-cell>
          <table:table-cell table:style-name="ce10" office:value-type="float" office:value="23.0526" calcext:value-type="float">
            <text:p>23.05</text:p>
          </table:table-cell>
          <table:table-cell table:style-name="ce10" office:value-type="float" office:value="39.3564" calcext:value-type="float">
            <text:p>39.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11" table:formula="of:=MAX([.B3:.B10])/1" office:value-type="float" office:value="17.7453" calcext:value-type="float">
            <text:p>17.75</text:p>
          </table:table-cell>
          <table:table-cell table:style-name="ce11" table:formula="of:=MAX([.C3:.C10])/1" office:value-type="float" office:value="18.5125" calcext:value-type="float">
            <text:p>18.51</text:p>
          </table:table-cell>
          <table:table-cell table:style-name="ce11" table:formula="of:=MAX([.D3:.D10])/1" office:value-type="float" office:value="23.4969" calcext:value-type="float">
            <text:p>23.50</text:p>
          </table:table-cell>
          <table:table-cell table:style-name="ce11" table:formula="of:=MAX([.E3:.E10])/1" office:value-type="float" office:value="39.9813" calcext:value-type="float">
            <text:p>39.9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11" table:formula="of:=AVERAGE([.B3:.B10])/1" office:value-type="float" office:value="17.4113875" calcext:value-type="float">
            <text:p>17.41</text:p>
          </table:table-cell>
          <table:table-cell table:style-name="ce11" table:formula="of:=AVERAGE([.C3:.C10])/1" office:value-type="float" office:value="18.3264625" calcext:value-type="float">
            <text:p>18.33</text:p>
          </table:table-cell>
          <table:table-cell table:style-name="ce11" table:formula="of:=AVERAGE([.D3:.D10])/1" office:value-type="float" office:value="22.95135" calcext:value-type="float">
            <text:p>22.95</text:p>
          </table:table-cell>
          <table:table-cell table:style-name="ce11" table:formula="of:=AVERAGE([.E3:.E10])/1" office:value-type="float" office:value="39.6300625" calcext:value-type="float">
            <text:p>39.6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11" table:formula="of:=MIN([.B3:.B10])/1" office:value-type="float" office:value="17.2675" calcext:value-type="float">
            <text:p>17.27</text:p>
          </table:table-cell>
          <table:table-cell table:style-name="ce11" table:formula="of:=MIN([.C3:.C10])/1" office:value-type="float" office:value="18.1506" calcext:value-type="float">
            <text:p>18.15</text:p>
          </table:table-cell>
          <table:table-cell table:style-name="ce11" table:formula="of:=MIN([.D3:.D10])/1" office:value-type="float" office:value="22.5142" calcext:value-type="float">
            <text:p>22.51</text:p>
          </table:table-cell>
          <table:table-cell table:style-name="ce11" table:formula="of:=MIN([.E3:.E10])/1" office:value-type="float" office:value="39.3084" calcext:value-type="float">
            <text:p>39.31</text:p>
          </table:table-cell>
          <table:table-cell table:number-columns-repeated="1019"/>
        </table:table-row>
        <table:table-row table:style-name="ro2">
          <table:table-cell table:style-name="ce4" table:number-columns-spanned="5" table:number-rows-spanned="5"/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<text:span text:style-name="T1">Parallel Test : Cycle </text:span>counter is 1000, SFML screen size 600 * 600 :<text:span text:style-name="T1"> 2 Threads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>
            <text:p>Test</text:p>
          </table:table-cell>
          <table:table-cell table:style-name="ce12" office:value-type="string" calcext:value-type="string">
            <text:p>ARRAY 100 * 100</text:p>
          </table:table-cell>
          <table:table-cell table:style-name="ce12" office:value-type="string" calcext:value-type="string">
            <text:p><text:s/>ARRAY 120 * 120</text:p>
          </table:table-cell>
          <table:table-cell table:style-name="ce12" office:value-type="string" calcext:value-type="string">
            <text:p><text:s/>ARRAY 150 * 150</text:p>
          </table:table-cell>
          <table:table-cell table:style-name="ce12" office:value-type="string" calcext:value-type="string">
            <text:p><text:s/>ARRAY 200 * 2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1</text:p>
          </table:table-cell>
          <table:table-cell table:style-name="ce13" office:value-type="float" office:value="17.7745" calcext:value-type="float">
            <text:p>17.77</text:p>
          </table:table-cell>
          <table:table-cell table:style-name="ce13" office:value-type="float" office:value="19.5677" calcext:value-type="float">
            <text:p>19.57</text:p>
          </table:table-cell>
          <table:table-cell table:style-name="ce13" office:value-type="float" office:value="28.814" calcext:value-type="float">
            <text:p>28.81</text:p>
          </table:table-cell>
          <table:table-cell table:style-name="ce13" office:value-type="float" office:value="45.9684" calcext:value-type="float">
            <text:p>45.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2</text:p>
          </table:table-cell>
          <table:table-cell table:style-name="ce13" office:value-type="float" office:value="18.2024" calcext:value-type="float">
            <text:p>18.20</text:p>
          </table:table-cell>
          <table:table-cell table:style-name="ce13" office:value-type="float" office:value="23.5979" calcext:value-type="float">
            <text:p>23.60</text:p>
          </table:table-cell>
          <table:table-cell table:style-name="ce13" office:value-type="float" office:value="27.8157" calcext:value-type="float">
            <text:p>27.82</text:p>
          </table:table-cell>
          <table:table-cell table:style-name="ce13" office:value-type="float" office:value="48.6696" calcext:value-type="float">
            <text:p>48.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3</text:p>
          </table:table-cell>
          <table:table-cell table:style-name="ce13" office:value-type="float" office:value="18.1693" calcext:value-type="float">
            <text:p>18.17</text:p>
          </table:table-cell>
          <table:table-cell table:style-name="ce13" office:value-type="float" office:value="19.6275" calcext:value-type="float">
            <text:p>19.63</text:p>
          </table:table-cell>
          <table:table-cell table:style-name="ce13" office:value-type="float" office:value="29.2799" calcext:value-type="float">
            <text:p>29.28</text:p>
          </table:table-cell>
          <table:table-cell table:style-name="ce13" office:value-type="float" office:value="53.7094" calcext:value-type="float">
            <text:p>53.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4</text:p>
          </table:table-cell>
          <table:table-cell table:style-name="ce13" office:value-type="float" office:value="17.407" calcext:value-type="float">
            <text:p>17.41</text:p>
          </table:table-cell>
          <table:table-cell table:style-name="ce13" office:value-type="float" office:value="21.4424" calcext:value-type="float">
            <text:p>21.44</text:p>
          </table:table-cell>
          <table:table-cell table:style-name="ce13" office:value-type="float" office:value="26.9256" calcext:value-type="float">
            <text:p>26.93</text:p>
          </table:table-cell>
          <table:table-cell table:style-name="ce13" office:value-type="float" office:value="48.2724" calcext:value-type="float">
            <text:p>48.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5</text:p>
          </table:table-cell>
          <table:table-cell table:style-name="ce13" office:value-type="float" office:value="19.4922" calcext:value-type="float">
            <text:p>19.49</text:p>
          </table:table-cell>
          <table:table-cell table:style-name="ce13" office:value-type="float" office:value="22.2812" calcext:value-type="float">
            <text:p>22.28</text:p>
          </table:table-cell>
          <table:table-cell table:style-name="ce13" office:value-type="float" office:value="28.8903" calcext:value-type="float">
            <text:p>28.89</text:p>
          </table:table-cell>
          <table:table-cell table:style-name="ce13" office:value-type="float" office:value="48.5571" calcext:value-type="float">
            <text:p>48.5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6</text:p>
          </table:table-cell>
          <table:table-cell table:style-name="ce13" office:value-type="float" office:value="17.757" calcext:value-type="float">
            <text:p>17.76</text:p>
          </table:table-cell>
          <table:table-cell table:style-name="ce13" office:value-type="float" office:value="21.0545" calcext:value-type="float">
            <text:p>21.05</text:p>
          </table:table-cell>
          <table:table-cell table:style-name="ce13" office:value-type="float" office:value="29.7043" calcext:value-type="float">
            <text:p>29.70</text:p>
          </table:table-cell>
          <table:table-cell table:style-name="ce13" office:value-type="float" office:value="51.4301" calcext:value-type="float">
            <text:p>51.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7</text:p>
          </table:table-cell>
          <table:table-cell table:style-name="ce13" office:value-type="float" office:value="18.8375" calcext:value-type="float">
            <text:p>18.84</text:p>
          </table:table-cell>
          <table:table-cell table:style-name="ce13" office:value-type="float" office:value="19.5899" calcext:value-type="float">
            <text:p>19.59</text:p>
          </table:table-cell>
          <table:table-cell table:style-name="ce13" office:value-type="float" office:value="29.8514" calcext:value-type="float">
            <text:p>29.85</text:p>
          </table:table-cell>
          <table:table-cell table:style-name="ce13" office:value-type="float" office:value="52.6757" calcext:value-type="float">
            <text:p>52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8</text:p>
          </table:table-cell>
          <table:table-cell table:style-name="ce13" office:value-type="float" office:value="18.5077" calcext:value-type="float">
            <text:p>18.51</text:p>
          </table:table-cell>
          <table:table-cell table:style-name="ce13" office:value-type="float" office:value="21.1061" calcext:value-type="float">
            <text:p>21.11</text:p>
          </table:table-cell>
          <table:table-cell table:style-name="ce13" office:value-type="float" office:value="26.7729" calcext:value-type="float">
            <text:p>26.77</text:p>
          </table:table-cell>
          <table:table-cell table:style-name="ce13" office:value-type="float" office:value="55.9737" calcext:value-type="float">
            <text:p>55.9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11" table:formula="of:=MAX([.B22:.B29])/1" office:value-type="float" office:value="19.4922" calcext:value-type="float">
            <text:p>19.49</text:p>
          </table:table-cell>
          <table:table-cell table:style-name="ce11" table:formula="of:=MAX([.C22:.C29])/1" office:value-type="float" office:value="23.5979" calcext:value-type="float">
            <text:p>23.60</text:p>
          </table:table-cell>
          <table:table-cell table:style-name="ce11" table:formula="of:=MAX([.D22:.D29])/1" office:value-type="float" office:value="29.8514" calcext:value-type="float">
            <text:p>29.85</text:p>
          </table:table-cell>
          <table:table-cell table:style-name="ce11" table:formula="of:=MAX([.E22:.E29])/1" office:value-type="float" office:value="55.9737" calcext:value-type="float">
            <text:p>55.9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14" table:formula="of:=AVERAGE([.B22:.B29])/1" office:value-type="float" office:value="18.26845" calcext:value-type="float">
            <text:p>18.27</text:p>
          </table:table-cell>
          <table:table-cell table:style-name="ce14" table:formula="of:=AVERAGE([.C22:.C29])/1" office:value-type="float" office:value="21.0334" calcext:value-type="float">
            <text:p>21.03</text:p>
          </table:table-cell>
          <table:table-cell table:style-name="ce14" table:formula="of:=AVERAGE([.D22:.D29])/1" office:value-type="float" office:value="28.5067625" calcext:value-type="float">
            <text:p>28.51</text:p>
          </table:table-cell>
          <table:table-cell table:style-name="ce14" table:formula="of:=AVERAGE([.E22:.E29])/1" office:value-type="float" office:value="50.65705" calcext:value-type="float">
            <text:p>50.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11" table:formula="of:=MIN([.B22:.B29])/1" office:value-type="float" office:value="17.407" calcext:value-type="float">
            <text:p>17.41</text:p>
          </table:table-cell>
          <table:table-cell table:style-name="ce11" table:formula="of:=MIN([.C22:.C29])/1" office:value-type="float" office:value="19.5677" calcext:value-type="float">
            <text:p>19.57</text:p>
          </table:table-cell>
          <table:table-cell table:style-name="ce11" table:formula="of:=MIN([.D22:.D29])/1" office:value-type="float" office:value="26.7729" calcext:value-type="float">
            <text:p>26.77</text:p>
          </table:table-cell>
          <table:table-cell table:style-name="ce11" table:formula="of:=MIN([.E22:.E29])/1" office:value-type="float" office:value="45.9684" calcext:value-type="float">
            <text:p>45.97</text:p>
          </table:table-cell>
          <table:table-cell table:number-columns-repeated="1019"/>
        </table:table-row>
        <table:table-row table:style-name="ro2">
          <table:table-cell table:style-name="ce5" table:number-columns-spanned="5" table:number-rows-spanned="5"/>
          <table:covered-table-cell table:number-columns-repeated="4" table:style-name="ce15"/>
          <table:table-cell table:number-columns-repeated="1019"/>
        </table:table-row>
        <table:table-row table:style-name="ro2">
          <table:covered-table-cell table:style-name="ce6"/>
          <table:covered-table-cell table:number-columns-repeated="4" table:style-name="ce15"/>
          <table:table-cell table:number-columns-repeated="1019"/>
        </table:table-row>
        <table:table-row table:style-name="ro2">
          <table:covered-table-cell table:style-name="ce6"/>
          <table:covered-table-cell table:number-columns-repeated="4" table:style-name="ce15"/>
          <table:table-cell table:number-columns-repeated="1019"/>
        </table:table-row>
        <table:table-row table:style-name="ro2">
          <table:covered-table-cell table:style-name="ce6"/>
          <table:covered-table-cell table:number-columns-repeated="4" table:style-name="ce15"/>
          <table:table-cell table:number-columns-repeated="1019"/>
        </table:table-row>
        <table:table-row table:style-name="ro2">
          <table:covered-table-cell table:style-name="ce6"/>
          <table:covered-table-cell table:number-columns-repeated="4"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<text:span text:style-name="T1">Parallel Test : Cycle </text:span>counter is 1000, SFML screen size 600 * 600 :<text:span text:style-name="T1"> 4 Threads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>
            <text:p>Test</text:p>
          </table:table-cell>
          <table:table-cell table:style-name="ce12" office:value-type="string" calcext:value-type="string">
            <text:p><text:s/>ARRAY 100 * 100</text:p>
          </table:table-cell>
          <table:table-cell table:style-name="ce12" office:value-type="string" calcext:value-type="string">
            <text:p><text:s/>ARRAY 120 * 120</text:p>
          </table:table-cell>
          <table:table-cell table:style-name="ce12" office:value-type="string" calcext:value-type="string">
            <text:p><text:s/>ARRAY 150 * 150</text:p>
          </table:table-cell>
          <table:table-cell table:style-name="ce12" office:value-type="string" calcext:value-type="string">
            <text:p>ARRAY 200 * 2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1</text:p>
          </table:table-cell>
          <table:table-cell table:style-name="ce13" office:value-type="float" office:value="24.1169" calcext:value-type="float">
            <text:p>24.12</text:p>
          </table:table-cell>
          <table:table-cell table:style-name="ce13" office:value-type="float" office:value="27.777" calcext:value-type="float">
            <text:p>27.78</text:p>
          </table:table-cell>
          <table:table-cell table:style-name="ce13" office:value-type="float" office:value="39.8896" calcext:value-type="float">
            <text:p>39.89</text:p>
          </table:table-cell>
          <table:table-cell table:style-name="ce13" office:value-type="float" office:value="79.0681" calcext:value-type="float">
            <text:p>79.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2</text:p>
          </table:table-cell>
          <table:table-cell table:style-name="ce13" office:value-type="float" office:value="23.3183" calcext:value-type="float">
            <text:p>23.32</text:p>
          </table:table-cell>
          <table:table-cell table:style-name="ce13" office:value-type="float" office:value="27.5346" calcext:value-type="float">
            <text:p>27.53</text:p>
          </table:table-cell>
          <table:table-cell table:style-name="ce13" office:value-type="float" office:value="40.1872" calcext:value-type="float">
            <text:p>40.19</text:p>
          </table:table-cell>
          <table:table-cell table:style-name="ce13" office:value-type="float" office:value="75.8101" calcext:value-type="float">
            <text:p>75.8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3</text:p>
          </table:table-cell>
          <table:table-cell table:style-name="ce13" office:value-type="float" office:value="23.5359" calcext:value-type="float">
            <text:p>23.54</text:p>
          </table:table-cell>
          <table:table-cell table:style-name="ce13" office:value-type="float" office:value="29.4027" calcext:value-type="float">
            <text:p>29.40</text:p>
          </table:table-cell>
          <table:table-cell table:style-name="ce13" office:value-type="float" office:value="38.837" calcext:value-type="float">
            <text:p>38.84</text:p>
          </table:table-cell>
          <table:table-cell table:style-name="ce13" office:value-type="float" office:value="76.9053" calcext:value-type="float">
            <text:p>76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4</text:p>
          </table:table-cell>
          <table:table-cell table:style-name="ce13" office:value-type="float" office:value="23.6622" calcext:value-type="float">
            <text:p>23.66</text:p>
          </table:table-cell>
          <table:table-cell table:style-name="ce13" office:value-type="float" office:value="27.6168" calcext:value-type="float">
            <text:p>27.62</text:p>
          </table:table-cell>
          <table:table-cell table:style-name="ce13" office:value-type="float" office:value="39.0813" calcext:value-type="float">
            <text:p>39.08</text:p>
          </table:table-cell>
          <table:table-cell table:style-name="ce13" office:value-type="float" office:value="76.9053" calcext:value-type="float">
            <text:p>76.9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5</text:p>
          </table:table-cell>
          <table:table-cell table:style-name="ce13" office:value-type="float" office:value="24.136" calcext:value-type="float">
            <text:p>24.14</text:p>
          </table:table-cell>
          <table:table-cell table:style-name="ce13" office:value-type="float" office:value="25.7558" calcext:value-type="float">
            <text:p>25.76</text:p>
          </table:table-cell>
          <table:table-cell table:style-name="ce13" office:value-type="float" office:value="37.6815" calcext:value-type="float">
            <text:p>37.68</text:p>
          </table:table-cell>
          <table:table-cell table:style-name="ce13" office:value-type="float" office:value="68.7023" calcext:value-type="float">
            <text:p>68.7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6</text:p>
          </table:table-cell>
          <table:table-cell table:style-name="ce13" office:value-type="float" office:value="20.6841" calcext:value-type="float">
            <text:p>20.68</text:p>
          </table:table-cell>
          <table:table-cell table:style-name="ce13" office:value-type="float" office:value="26.216" calcext:value-type="float">
            <text:p>26.22</text:p>
          </table:table-cell>
          <table:table-cell table:style-name="ce13" office:value-type="float" office:value="42.767" calcext:value-type="float">
            <text:p>42.77</text:p>
          </table:table-cell>
          <table:table-cell table:style-name="ce13" office:value-type="float" office:value="71.3514" calcext:value-type="float">
            <text:p>71.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7</text:p>
          </table:table-cell>
          <table:table-cell table:style-name="ce13" office:value-type="float" office:value="22.7491" calcext:value-type="float">
            <text:p>22.75</text:p>
          </table:table-cell>
          <table:table-cell table:style-name="ce13" office:value-type="float" office:value="30.0345" calcext:value-type="float">
            <text:p>30.03</text:p>
          </table:table-cell>
          <table:table-cell table:style-name="ce13" office:value-type="float" office:value="44.9926" calcext:value-type="float">
            <text:p>44.99</text:p>
          </table:table-cell>
          <table:table-cell table:style-name="ce13" office:value-type="float" office:value="66.9868" calcext:value-type="float">
            <text:p>66.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8</text:p>
          </table:table-cell>
          <table:table-cell table:style-name="ce13" office:value-type="float" office:value="21.8977" calcext:value-type="float">
            <text:p>21.90</text:p>
          </table:table-cell>
          <table:table-cell table:style-name="ce13" office:value-type="float" office:value="28.4979" calcext:value-type="float">
            <text:p>28.50</text:p>
          </table:table-cell>
          <table:table-cell table:style-name="ce13" office:value-type="float" office:value="41.1555" calcext:value-type="float">
            <text:p>41.16</text:p>
          </table:table-cell>
          <table:table-cell table:style-name="ce13" office:value-type="float" office:value="65.2188" calcext:value-type="float">
            <text:p>65.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11" table:formula="of:=MAX([.B41:.B48])/1" office:value-type="float" office:value="24.136" calcext:value-type="float">
            <text:p>24.14</text:p>
          </table:table-cell>
          <table:table-cell table:style-name="ce11" table:formula="of:=MAX([.C41:.C48])/1" office:value-type="float" office:value="30.0345" calcext:value-type="float">
            <text:p>30.03</text:p>
          </table:table-cell>
          <table:table-cell table:style-name="ce11" table:formula="of:=MAX([.D41:.D48])/1" office:value-type="float" office:value="44.9926" calcext:value-type="float">
            <text:p>44.99</text:p>
          </table:table-cell>
          <table:table-cell table:style-name="ce11" table:formula="of:=MAX([.E41:.E48])/1" office:value-type="float" office:value="79.0681" calcext:value-type="float">
            <text:p>79.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14" table:formula="of:=AVERAGE([.B41:.B48])/1" office:value-type="float" office:value="23.012525" calcext:value-type="float">
            <text:p>23.01</text:p>
          </table:table-cell>
          <table:table-cell table:style-name="ce14" table:formula="of:=AVERAGE([.C41:.C48])/1" office:value-type="float" office:value="27.8544125" calcext:value-type="float">
            <text:p>27.85</text:p>
          </table:table-cell>
          <table:table-cell table:style-name="ce14" table:formula="of:=AVERAGE([.D41:.D48])/1" office:value-type="float" office:value="40.5739625" calcext:value-type="float">
            <text:p>40.57</text:p>
          </table:table-cell>
          <table:table-cell table:style-name="ce14" table:formula="of:=AVERAGE([.E41:.E48])/1" office:value-type="float" office:value="72.6185125" calcext:value-type="float">
            <text:p>72.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11" table:formula="of:=MIN([.B41:.B48])/1" office:value-type="float" office:value="20.6841" calcext:value-type="float">
            <text:p>20.68</text:p>
          </table:table-cell>
          <table:table-cell table:style-name="ce11" table:formula="of:=MIN([.C41:.C48])/1" office:value-type="float" office:value="25.7558" calcext:value-type="float">
            <text:p>25.76</text:p>
          </table:table-cell>
          <table:table-cell table:style-name="ce11" table:formula="of:=MIN([.D41:.D48])/1" office:value-type="float" office:value="37.6815" calcext:value-type="float">
            <text:p>37.68</text:p>
          </table:table-cell>
          <table:table-cell table:style-name="ce11" table:formula="of:=MIN([.E41:.E48])/1" office:value-type="float" office:value="65.2188" calcext:value-type="float">
            <text:p>65.22</text:p>
          </table:table-cell>
          <table:table-cell table:number-columns-repeated="1019"/>
        </table:table-row>
        <table:table-row table:style-name="ro2">
          <table:table-cell table:style-name="ce4" table:number-columns-spanned="5" table:number-rows-spanned="4"/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<text:span text:style-name="T1">Parallel Test : Cycle </text:span>counter is 1000, SFML screen size 600 * 600 :<text:span text:style-name="T1"> 8 Threads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>
            <text:p>Test</text:p>
          </table:table-cell>
          <table:table-cell table:style-name="ce12" office:value-type="string" calcext:value-type="string">
            <text:p>ARRAY 100 * 100</text:p>
          </table:table-cell>
          <table:table-cell table:style-name="ce12" office:value-type="string" calcext:value-type="string">
            <text:p>ARRAY 120 * 120</text:p>
          </table:table-cell>
          <table:table-cell table:style-name="ce12" office:value-type="string" calcext:value-type="string">
            <text:p>ARRAY 150 * 150</text:p>
          </table:table-cell>
          <table:table-cell table:style-name="ce12" office:value-type="string" calcext:value-type="string">
            <text:p><text:s/>ARRAY 200 * 2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1</text:p>
          </table:table-cell>
          <table:table-cell table:style-name="ce13" office:value-type="float" office:value="25.8552" calcext:value-type="float">
            <text:p>25.86</text:p>
          </table:table-cell>
          <table:table-cell table:style-name="ce13" office:value-type="float" office:value="33.2209" calcext:value-type="float">
            <text:p>33.22</text:p>
          </table:table-cell>
          <table:table-cell table:style-name="ce13" office:value-type="float" office:value="52.5213" calcext:value-type="float">
            <text:p>52.52</text:p>
          </table:table-cell>
          <table:table-cell table:style-name="ce13" office:value-type="float" office:value="97.0295" calcext:value-type="float">
            <text:p>97.0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2</text:p>
          </table:table-cell>
          <table:table-cell table:style-name="ce13" office:value-type="float" office:value="24.2015" calcext:value-type="float">
            <text:p>24.20</text:p>
          </table:table-cell>
          <table:table-cell table:style-name="ce13" office:value-type="float" office:value="39.1064" calcext:value-type="float">
            <text:p>39.11</text:p>
          </table:table-cell>
          <table:table-cell table:style-name="ce13" office:value-type="float" office:value="53.3219" calcext:value-type="float">
            <text:p>53.32</text:p>
          </table:table-cell>
          <table:table-cell table:style-name="ce13" office:value-type="float" office:value="97.1279" calcext:value-type="float">
            <text:p>97.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3</text:p>
          </table:table-cell>
          <table:table-cell table:style-name="ce13" office:value-type="float" office:value="26.8929" calcext:value-type="float">
            <text:p>26.89</text:p>
          </table:table-cell>
          <table:table-cell table:style-name="ce13" office:value-type="float" office:value="37.1145" calcext:value-type="float">
            <text:p>37.11</text:p>
          </table:table-cell>
          <table:table-cell table:style-name="ce13" office:value-type="float" office:value="55.8725" calcext:value-type="float">
            <text:p>55.87</text:p>
          </table:table-cell>
          <table:table-cell table:style-name="ce13" office:value-type="float" office:value="115.448" calcext:value-type="float">
            <text:p>115.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4</text:p>
          </table:table-cell>
          <table:table-cell table:style-name="ce13" office:value-type="float" office:value="26.1393" calcext:value-type="float">
            <text:p>26.14</text:p>
          </table:table-cell>
          <table:table-cell table:style-name="ce13" office:value-type="float" office:value="34.7692" calcext:value-type="float">
            <text:p>34.77</text:p>
          </table:table-cell>
          <table:table-cell table:style-name="ce13" office:value-type="float" office:value="61.1354" calcext:value-type="float">
            <text:p>61.14</text:p>
          </table:table-cell>
          <table:table-cell table:style-name="ce13" office:value-type="float" office:value="99.927" calcext:value-type="float">
            <text:p>99.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5</text:p>
          </table:table-cell>
          <table:table-cell table:style-name="ce13" office:value-type="float" office:value="34.3928" calcext:value-type="float">
            <text:p>34.39</text:p>
          </table:table-cell>
          <table:table-cell table:style-name="ce13" office:value-type="float" office:value="37.2591" calcext:value-type="float">
            <text:p>37.26</text:p>
          </table:table-cell>
          <table:table-cell table:style-name="ce13" office:value-type="float" office:value="57.4297" calcext:value-type="float">
            <text:p>57.43</text:p>
          </table:table-cell>
          <table:table-cell table:style-name="ce13" office:value-type="float" office:value="94.2187" calcext:value-type="float">
            <text:p>94.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6</text:p>
          </table:table-cell>
          <table:table-cell table:style-name="ce13" office:value-type="float" office:value="29.7596" calcext:value-type="float">
            <text:p>29.76</text:p>
          </table:table-cell>
          <table:table-cell table:style-name="ce13" office:value-type="float" office:value="35.0279" calcext:value-type="float">
            <text:p>35.03</text:p>
          </table:table-cell>
          <table:table-cell table:style-name="ce13" office:value-type="float" office:value="55.3562" calcext:value-type="float">
            <text:p>55.36</text:p>
          </table:table-cell>
          <table:table-cell table:style-name="ce13" office:value-type="float" office:value="100.743" calcext:value-type="float">
            <text:p>100.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7</text:p>
          </table:table-cell>
          <table:table-cell table:style-name="ce13" office:value-type="float" office:value="26.3727" calcext:value-type="float">
            <text:p>26.37</text:p>
          </table:table-cell>
          <table:table-cell table:style-name="ce13" office:value-type="float" office:value="34.1708" calcext:value-type="float">
            <text:p>34.17</text:p>
          </table:table-cell>
          <table:table-cell table:style-name="ce13" office:value-type="float" office:value="56.1694" calcext:value-type="float">
            <text:p>56.17</text:p>
          </table:table-cell>
          <table:table-cell table:style-name="ce13" office:value-type="float" office:value="79.2821" calcext:value-type="float">
            <text:p>79.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8</text:p>
          </table:table-cell>
          <table:table-cell table:style-name="ce13" office:value-type="float" office:value="29.4388" calcext:value-type="float">
            <text:p>29.44</text:p>
          </table:table-cell>
          <table:table-cell table:style-name="ce13" office:value-type="float" office:value="36.3077" calcext:value-type="float">
            <text:p>36.31</text:p>
          </table:table-cell>
          <table:table-cell table:style-name="ce13" office:value-type="float" office:value="54.8606" calcext:value-type="float">
            <text:p>54.86</text:p>
          </table:table-cell>
          <table:table-cell table:style-name="ce18" office:value-type="float" office:value="94.7873" calcext:value-type="float">
            <text:p>94.7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11" table:formula="of:=MAX([.B59:.B66])/1" office:value-type="float" office:value="34.3928" calcext:value-type="float">
            <text:p>34.39</text:p>
          </table:table-cell>
          <table:table-cell table:style-name="ce11" table:formula="of:=MAX([.C59:.C66])/1" office:value-type="float" office:value="39.1064" calcext:value-type="float">
            <text:p>39.11</text:p>
          </table:table-cell>
          <table:table-cell table:style-name="ce11" table:formula="of:=MAX([.D59:.D66])/1" office:value-type="float" office:value="61.1354" calcext:value-type="float">
            <text:p>61.14</text:p>
          </table:table-cell>
          <table:table-cell table:style-name="ce11" table:formula="of:=MAX([.E59:.E66])/1" office:value-type="float" office:value="115.448" calcext:value-type="float">
            <text:p>115.4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14" table:formula="of:=AVERAGE([.B59:.B66])/1" office:value-type="float" office:value="27.8816" calcext:value-type="float">
            <text:p>27.88</text:p>
          </table:table-cell>
          <table:table-cell table:style-name="ce14" table:formula="of:=AVERAGE([.C59:.C66])/1" office:value-type="float" office:value="35.8720625" calcext:value-type="float">
            <text:p>35.87</text:p>
          </table:table-cell>
          <table:table-cell table:style-name="ce14" table:formula="of:=AVERAGE([.D59:.D66])/1" office:value-type="float" office:value="55.833375" calcext:value-type="float">
            <text:p>55.83</text:p>
          </table:table-cell>
          <table:table-cell table:style-name="ce14" table:formula="of:=AVERAGE([.E59:.E66])/1" office:value-type="float" office:value="97.3204375" calcext:value-type="float">
            <text:p>97.3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11" table:formula="of:=MIN([.B59:.B66])/1" office:value-type="float" office:value="24.2015" calcext:value-type="float">
            <text:p>24.20</text:p>
          </table:table-cell>
          <table:table-cell table:style-name="ce11" table:formula="of:=MIN([.C59:.C66])/1" office:value-type="float" office:value="33.2209" calcext:value-type="float">
            <text:p>33.22</text:p>
          </table:table-cell>
          <table:table-cell table:style-name="ce11" table:formula="of:=MIN([.D59:.D66])/1" office:value-type="float" office:value="52.5213" calcext:value-type="float">
            <text:p>52.52</text:p>
          </table:table-cell>
          <table:table-cell table:style-name="ce11" table:formula="of:=MIN([.E59:.E66])/1" office:value-type="float" office:value="79.2821" calcext:value-type="float">
            <text:p>79.28</text:p>
          </table:table-cell>
          <table:table-cell table:number-columns-repeated="1019"/>
        </table:table-row>
        <table:table-row table:style-name="ro2">
          <table:table-cell table:style-name="ce4" table:number-columns-spanned="5" table:number-rows-spanned="5"/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16" table:number-columns-repeated="3"/>
          <table:table-cell table:style-name="ce19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"/>
          <table:table-cell table:style-name="ce15" table:number-columns-repeated="4"/>
          <table:table-cell table:number-columns-repeated="1019"/>
        </table:table-row>
        <table:table-row table:style-name="ro2">
          <table:table-cell table:style-name="ce6"/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6"/>
          <table:table-cell table:style-name="ce15" table:number-columns-repeated="4"/>
          <table:table-cell table:number-columns-repeated="1019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number-style style:name="N13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3">
      <number:scientific-number number:decimal-places="9" loext:min-decimal-places="9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3:57:51.359609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gMaxMinData" style:display-name="PageStyle_AvgMaxMin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Gordon</meta:initial-creator>
    <meta:creation-date>2014-04-02T16:44:36</meta:creation-date>
    <dc:date>2018-05-04T16:19:54.214569970</dc:date>
    <meta:generator>LibreOffice/5.1.6.2$Linux_X86_64 LibreOffice_project/10m0$Build-2</meta:generator>
    <meta:editing-duration>PT3H24M15S</meta:editing-duration>
    <meta:editing-cycles>14</meta:editing-cycles>
    <meta:document-statistic meta:table-count="1" meta:cell-count="244" meta:object-count="4"/>
    <meta:user-defined meta:name="AppVersion">16.0300</meta:user-defined>
    <meta:user-defined meta:name="Company">University at Buffalo Libraries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Sequential Test</text:p>
        </chart:title>
        <chart:subtitle svg:x="6.435cm" svg:y="1.275cm" chart:style-name="ch3">
          <text:p>Screen 600 * 600</text:p>
        </chart:subtitle>
        <chart:legend chart:legend-position="end" svg:x="13.439cm" svg:y="3.703cm" style:legend-expansion="high" chart:style-name="ch4"/>
        <chart:plot-area chart:style-name="ch5" table:cell-range-address="AvgMaxMinData.B11:AvgMaxMinData.E13" chart:data-source-has-labels="row" svg:x="1.331cm" svg:y="2.138cm" svg:width="11.788cm" svg:height="5.701cm">
          <chartooo:coordinate-region svg:x="2.429cm" svg:y="2.337cm" svg:width="10.596cm" svg:height="4.855cm"/>
          <chart:axis chart:dimension="x" chart:name="primary-x" chart:style-name="ch6">
            <chart:title svg:x="3.58cm" svg:y="8.019cm" chart:style-name="ch7">
              <text:p>Array size 1; 100*100  2;120*120  3:150*150  4:200*200</text:p>
            </chart:title>
            <chart:grid chart:style-name="ch8" chart:class="major"/>
          </chart:axis>
          <chart:axis chart:dimension="y" chart:name="primary-y" chart:style-name="ch9">
            <chart:title svg:x="0.551cm" svg:y="5.654cm" chart:style-name="ch10">
              <text:p>Second</text:p>
            </chart:title>
            <chart:grid chart:style-name="ch8" chart:class="major"/>
          </chart:axis>
          <chart:series chart:style-name="ch11" chart:values-cell-range-address="AvgMaxMinData.B11:AvgMaxMinData.E11" loext:label-string="max" chart:class="chart:line">
            <chart:data-point chart:repeated="4"/>
          </chart:series>
          <chart:series chart:style-name="ch12" chart:values-cell-range-address="AvgMaxMinData.B12:AvgMaxMinData.E12" loext:label-string="average" chart:class="chart:line">
            <chart:data-point chart:repeated="4"/>
          </chart:series>
          <chart:series chart:style-name="ch13" chart:values-cell-range-address="AvgMaxMinData.B13:AvgMaxMinData.E13" loext:label-string="min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average</text:p>
              </table:table-cell>
              <table:table-cell office:value-type="string">
                <text:p>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453">
                <text:p>17.7453</text:p>
                <draw:g>
                  <svg:desc>AvgMaxMinData.B11:AvgMaxMinData.E11</svg:desc>
                </draw:g>
              </table:table-cell>
              <table:table-cell office:value-type="float" office:value="17.4113875">
                <text:p>17.4113875</text:p>
                <draw:g>
                  <svg:desc>AvgMaxMinData.B12:AvgMaxMinData.E12</svg:desc>
                </draw:g>
              </table:table-cell>
              <table:table-cell office:value-type="float" office:value="17.2675">
                <text:p>17.2675</text:p>
                <draw:g>
                  <svg:desc>AvgMaxMinData.B13:AvgMaxMinData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5125">
                <text:p>18.5125</text:p>
              </table:table-cell>
              <table:table-cell office:value-type="float" office:value="18.3264625">
                <text:p>18.3264625</text:p>
              </table:table-cell>
              <table:table-cell office:value-type="float" office:value="18.1506">
                <text:p>18.1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4969">
                <text:p>23.4969</text:p>
              </table:table-cell>
              <table:table-cell office:value-type="float" office:value="22.95135">
                <text:p>22.95135</text:p>
              </table:table-cell>
              <table:table-cell office:value-type="float" office:value="22.5142">
                <text:p>22.5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9813">
                <text:p>39.9813</text:p>
              </table:table-cell>
              <table:table-cell office:value-type="float" office:value="39.6300625">
                <text:p>39.6300625</text:p>
              </table:table-cell>
              <table:table-cell office:value-type="float" office:value="39.3084">
                <text:p>39.3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4cm" svg:height="9.032cm" xlink:href=".." xlink:type="simple" chart:class="chart:line" chart:style-name="ch1">
        <chart:title svg:x="5.691cm" svg:y="0.316cm" chart:style-name="ch2">
          <text:p>Parallel 4 threads Test</text:p>
        </chart:title>
        <chart:subtitle svg:x="6.511cm" svg:y="1.275cm" chart:style-name="ch3">
          <text:p>Screen 600*600</text:p>
        </chart:subtitle>
        <chart:legend chart:legend-position="end" svg:x="13.379cm" svg:y="3.719cm" style:legend-expansion="high" chart:style-name="ch4"/>
        <chart:plot-area chart:style-name="ch5" table:cell-range-address="AvgMaxMinData.B49:AvgMaxMinData.E51" chart:data-source-has-labels="row" svg:x="1.329cm" svg:y="2.138cm" svg:width="11.732cm" svg:height="5.733cm">
          <chartooo:coordinate-region svg:x="2.427cm" svg:y="2.337cm" svg:width="10.54cm" svg:height="4.887cm"/>
          <chart:axis chart:dimension="x" chart:name="primary-x" chart:style-name="ch6">
            <chart:title svg:x="3.09cm" svg:y="8.051cm" chart:style-name="ch7">
              <text:p>Array size  1:100*100  2:120*120  3:150*150  4:200*200</text:p>
            </chart:title>
            <chart:grid chart:style-name="ch8" chart:class="major"/>
          </chart:axis>
          <chart:axis chart:dimension="y" chart:name="primary-y" chart:style-name="ch9">
            <chart:title svg:x="0.451cm" svg:y="5.696cm" chart:style-name="ch10">
              <text:p>Seconds</text:p>
            </chart:title>
            <chart:grid chart:style-name="ch8" chart:class="major"/>
          </chart:axis>
          <chart:series chart:style-name="ch11" chart:values-cell-range-address="AvgMaxMinData.B49:AvgMaxMinData.E49" loext:label-string="max" chart:class="chart:line">
            <chart:data-point chart:repeated="4"/>
          </chart:series>
          <chart:series chart:style-name="ch12" chart:values-cell-range-address="AvgMaxMinData.B50:AvgMaxMinData.E50" loext:label-string="average" chart:class="chart:line">
            <chart:data-point chart:repeated="4"/>
          </chart:series>
          <chart:series chart:style-name="ch13" chart:values-cell-range-address="AvgMaxMinData.B51:AvgMaxMinData.E51" loext:label-string="min" chart:class="chart:line">
            <chart:data-point chart:repeated="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average</text:p>
              </table:table-cell>
              <table:table-cell office:value-type="string">
                <text:p>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136">
                <text:p>24.136</text:p>
                <draw:g>
                  <svg:desc>AvgMaxMinData.B49:AvgMaxMinData.E49</svg:desc>
                </draw:g>
              </table:table-cell>
              <table:table-cell office:value-type="float" office:value="23.012525">
                <text:p>23.012525</text:p>
                <draw:g>
                  <svg:desc>AvgMaxMinData.B50:AvgMaxMinData.E50</svg:desc>
                </draw:g>
              </table:table-cell>
              <table:table-cell office:value-type="float" office:value="20.6841">
                <text:p>20.6841</text:p>
                <draw:g>
                  <svg:desc>AvgMaxMinData.B51:AvgMaxMinData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0345">
                <text:p>30.0345</text:p>
              </table:table-cell>
              <table:table-cell office:value-type="float" office:value="27.8544125">
                <text:p>27.8544125</text:p>
              </table:table-cell>
              <table:table-cell office:value-type="float" office:value="25.7558">
                <text:p>25.7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9926">
                <text:p>44.9926</text:p>
              </table:table-cell>
              <table:table-cell office:value-type="float" office:value="40.5739625">
                <text:p>40.5739625</text:p>
              </table:table-cell>
              <table:table-cell office:value-type="float" office:value="37.6815">
                <text:p>37.6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0681">
                <text:p>79.0681</text:p>
              </table:table-cell>
              <table:table-cell office:value-type="float" office:value="72.6185125">
                <text:p>72.6185125</text:p>
              </table:table-cell>
              <table:table-cell office:value-type="float" office:value="65.2188">
                <text:p>65.2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title svg:x="5.753cm" svg:y="0.315cm" chart:style-name="ch2">
          <text:p>Parallel 2 threads test</text:p>
        </chart:title>
        <chart:subtitle svg:x="6.547cm" svg:y="1.273cm" chart:style-name="ch3">
          <text:p>Screen 600*600</text:p>
        </chart:subtitle>
        <chart:legend chart:legend-position="end" svg:x="13.425cm" svg:y="3.701cm" style:legend-expansion="high" chart:style-name="ch4"/>
        <chart:plot-area chart:style-name="ch5" table:cell-range-address="AvgMaxMinData.A30:AvgMaxMinData.E32" chart:data-source-has-labels="column" svg:x="1.331cm" svg:y="2.135cm" svg:width="11.774cm" svg:height="5.701cm">
          <chartooo:coordinate-region svg:x="2.429cm" svg:y="2.334cm" svg:width="10.582cm" svg:height="4.855cm"/>
          <chart:axis chart:dimension="x" chart:name="primary-x" chart:style-name="ch6">
            <chart:title svg:x="3.033cm" svg:y="8.015cm" chart:style-name="ch7">
              <text:p>Array size 1:100*100,  2:120*120,  3:150*150,  4:200*200</text:p>
            </chart:title>
            <chart:grid chart:style-name="ch8" chart:class="major"/>
          </chart:axis>
          <chart:axis chart:dimension="y" chart:name="primary-y" chart:style-name="ch9">
            <chart:title svg:x="0.451cm" svg:y="5.677cm" chart:style-name="ch10">
              <text:p>Seconds</text:p>
            </chart:title>
            <chart:grid chart:style-name="ch8" chart:class="major"/>
          </chart:axis>
          <chart:series chart:style-name="ch11" chart:values-cell-range-address="AvgMaxMinData.B30:AvgMaxMinData.E30" chart:label-cell-address="AvgMaxMinData.A30:AvgMaxMinData.A30" chart:class="chart:line">
            <chart:data-point chart:repeated="4"/>
          </chart:series>
          <chart:series chart:style-name="ch12" chart:values-cell-range-address="AvgMaxMinData.B31:AvgMaxMinData.E31" chart:label-cell-address="AvgMaxMinData.A31:AvgMaxMinData.A31" chart:class="chart:line">
            <chart:data-point chart:repeated="4"/>
          </chart:series>
          <chart:series chart:style-name="ch13" chart:values-cell-range-address="AvgMaxMinData.B32:AvgMaxMinData.E32" chart:label-cell-address="AvgMaxMinData.A32:AvgMaxMinData.A3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AvgMaxMinData.A30:AvgMaxMinData.A30</svg:desc>
                </draw:g>
              </table:table-cell>
              <table:table-cell office:value-type="float" office:value="19.4922">
                <text:p>19.4922</text:p>
                <draw:g>
                  <svg:desc>AvgMaxMinData.B30:AvgMaxMinData.E30</svg:desc>
                </draw:g>
              </table:table-cell>
              <table:table-cell office:value-type="float" office:value="23.5979">
                <text:p>23.5979</text:p>
              </table:table-cell>
              <table:table-cell office:value-type="float" office:value="29.8514">
                <text:p>29.8514</text:p>
              </table:table-cell>
              <table:table-cell office:value-type="float" office:value="55.9737">
                <text:p>55.9737</text:p>
              </table:table-cell>
            </table:table-row>
            <table:table-row>
              <table:table-cell office:value-type="string">
                <text:p>Average</text:p>
                <draw:g>
                  <svg:desc>AvgMaxMinData.A31:AvgMaxMinData.A31</svg:desc>
                </draw:g>
              </table:table-cell>
              <table:table-cell office:value-type="float" office:value="18.26845">
                <text:p>18.26845</text:p>
                <draw:g>
                  <svg:desc>AvgMaxMinData.B31:AvgMaxMinData.E31</svg:desc>
                </draw:g>
              </table:table-cell>
              <table:table-cell office:value-type="float" office:value="21.0334">
                <text:p>21.0334</text:p>
              </table:table-cell>
              <table:table-cell office:value-type="float" office:value="28.5067625">
                <text:p>28.5067625</text:p>
              </table:table-cell>
              <table:table-cell office:value-type="float" office:value="50.65705">
                <text:p>50.65705</text:p>
              </table:table-cell>
            </table:table-row>
            <table:table-row>
              <table:table-cell office:value-type="string">
                <text:p>Min</text:p>
                <draw:g>
                  <svg:desc>AvgMaxMinData.A32:AvgMaxMinData.A32</svg:desc>
                </draw:g>
              </table:table-cell>
              <table:table-cell office:value-type="float" office:value="17.407">
                <text:p>17.407</text:p>
                <draw:g>
                  <svg:desc>AvgMaxMinData.B32:AvgMaxMinData.E32</svg:desc>
                </draw:g>
              </table:table-cell>
              <table:table-cell office:value-type="float" office:value="19.5677">
                <text:p>19.5677</text:p>
              </table:table-cell>
              <table:table-cell office:value-type="float" office:value="26.7729">
                <text:p>26.7729</text:p>
              </table:table-cell>
              <table:table-cell office:value-type="float" office:value="45.9684">
                <text:p>45.9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line" chart:style-name="ch1">
        <chart:title svg:x="5.753cm" svg:y="0.315cm" chart:style-name="ch2">
          <text:p>Parallel 8 threads test</text:p>
        </chart:title>
        <chart:subtitle svg:x="6.547cm" svg:y="1.273cm" chart:style-name="ch3">
          <text:p>Screen 600*600</text:p>
        </chart:subtitle>
        <chart:legend chart:legend-position="end" svg:x="13.424cm" svg:y="3.701cm" style:legend-expansion="high" chart:style-name="ch4"/>
        <chart:plot-area chart:style-name="ch5" table:cell-range-address="AvgMaxMinData.A67:AvgMaxMinData.E69" chart:data-source-has-labels="column" svg:x="1.331cm" svg:y="2.135cm" svg:width="11.773cm" svg:height="5.702cm">
          <chartooo:coordinate-region svg:x="2.429cm" svg:y="2.334cm" svg:width="10.396cm" svg:height="4.856cm"/>
          <chart:axis chart:dimension="x" chart:name="primary-x" chart:style-name="ch6">
            <chart:title svg:x="3.072cm" svg:y="8.016cm" chart:style-name="ch7">
              <text:p>Array size 1:100*100  2:120*120,  3:150*150,  4:200*200</text:p>
            </chart:title>
            <chart:grid chart:style-name="ch8" chart:class="major"/>
          </chart:axis>
          <chart:axis chart:dimension="y" chart:name="primary-y" chart:style-name="ch9">
            <chart:title svg:x="0.451cm" svg:y="5.678cm" chart:style-name="ch10">
              <text:p>Seconds</text:p>
            </chart:title>
            <chart:grid chart:style-name="ch8" chart:class="major"/>
          </chart:axis>
          <chart:series chart:style-name="ch11" chart:values-cell-range-address="AvgMaxMinData.B67:AvgMaxMinData.E67" chart:label-cell-address="AvgMaxMinData.A67:AvgMaxMinData.A67" chart:class="chart:line">
            <chart:data-point chart:repeated="4"/>
          </chart:series>
          <chart:series chart:style-name="ch12" chart:values-cell-range-address="AvgMaxMinData.B68:AvgMaxMinData.E68" chart:label-cell-address="AvgMaxMinData.A68:AvgMaxMinData.A68" chart:class="chart:line">
            <chart:data-point chart:repeated="4"/>
          </chart:series>
          <chart:series chart:style-name="ch13" chart:values-cell-range-address="AvgMaxMinData.B69:AvgMaxMinData.E69" chart:label-cell-address="AvgMaxMinData.A69:AvgMaxMinData.A6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AvgMaxMinData.A67:AvgMaxMinData.A67</svg:desc>
                </draw:g>
              </table:table-cell>
              <table:table-cell office:value-type="float" office:value="34.3928">
                <text:p>34.3928</text:p>
                <draw:g>
                  <svg:desc>AvgMaxMinData.B67:AvgMaxMinData.E67</svg:desc>
                </draw:g>
              </table:table-cell>
              <table:table-cell office:value-type="float" office:value="39.1064">
                <text:p>39.1064</text:p>
              </table:table-cell>
              <table:table-cell office:value-type="float" office:value="61.1354">
                <text:p>61.1354</text:p>
              </table:table-cell>
              <table:table-cell office:value-type="float" office:value="115.448">
                <text:p>115.448</text:p>
              </table:table-cell>
            </table:table-row>
            <table:table-row>
              <table:table-cell office:value-type="string">
                <text:p>Average</text:p>
                <draw:g>
                  <svg:desc>AvgMaxMinData.A68:AvgMaxMinData.A68</svg:desc>
                </draw:g>
              </table:table-cell>
              <table:table-cell office:value-type="float" office:value="27.8816">
                <text:p>27.8816</text:p>
                <draw:g>
                  <svg:desc>AvgMaxMinData.B68:AvgMaxMinData.E68</svg:desc>
                </draw:g>
              </table:table-cell>
              <table:table-cell office:value-type="float" office:value="35.8720625">
                <text:p>35.8720625</text:p>
              </table:table-cell>
              <table:table-cell office:value-type="float" office:value="55.833375">
                <text:p>55.833375</text:p>
              </table:table-cell>
              <table:table-cell office:value-type="float" office:value="97.3204375">
                <text:p>97.3204375</text:p>
              </table:table-cell>
            </table:table-row>
            <table:table-row>
              <table:table-cell office:value-type="string">
                <text:p>Min</text:p>
                <draw:g>
                  <svg:desc>AvgMaxMinData.A69:AvgMaxMinData.A69</svg:desc>
                </draw:g>
              </table:table-cell>
              <table:table-cell office:value-type="float" office:value="24.2015">
                <text:p>24.2015</text:p>
                <draw:g>
                  <svg:desc>AvgMaxMinData.B69:AvgMaxMinData.E69</svg:desc>
                </draw:g>
              </table:table-cell>
              <table:table-cell office:value-type="float" office:value="33.2209">
                <text:p>33.2209</text:p>
              </table:table-cell>
              <table:table-cell office:value-type="float" office:value="52.5213">
                <text:p>52.5213</text:p>
              </table:table-cell>
              <table:table-cell office:value-type="float" office:value="79.2821">
                <text:p>79.2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